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Input" style:family="table">
      <style:table-properties style:width="17.013cm" fo:margin-left="0cm" table:align="left"/>
    </style:style>
    <style:style style:name="Input.A" style:family="table-column">
      <style:table-column-properties style:column-width="2.408cm"/>
    </style:style>
    <style:style style:name="Input.B" style:family="table-column">
      <style:table-column-properties style:column-width="1.588cm"/>
    </style:style>
    <style:style style:name="Input.C" style:family="table-column">
      <style:table-column-properties style:column-width="3.201cm"/>
    </style:style>
    <style:style style:name="Input.D" style:family="table-column">
      <style:table-column-properties style:column-width="2.514cm"/>
    </style:style>
    <style:style style:name="Input.E" style:family="table-column">
      <style:table-column-properties style:column-width="7.303cm"/>
    </style:style>
    <style:style style:name="Input.A1" style:family="table-cell">
      <style:table-cell-properties fo:padding="0.097cm" fo:border-left="0.05pt solid #000000" fo:border-right="none" fo:border-top="0.05pt solid #000000" fo:border-bottom="0.05pt solid #000000"/>
    </style:style>
    <style:style style:name="Input.B1" style:family="table-cell">
      <style:table-cell-properties fo:padding="0.097cm" fo:border="0.05pt solid #000000"/>
    </style:style>
    <style:style style:name="Input.B2" style:family="table-cell">
      <style:table-cell-properties fo:padding="0.097cm" fo:border-left="0.05pt solid #000000" fo:border-right="none" fo:border-top="none" fo:border-bottom="0.05pt solid #000000"/>
    </style:style>
    <style:style style:name="Input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2.408cm"/>
    </style:style>
    <style:style style:name="Tabelle1.B" style:family="table-column">
      <style:table-column-properties style:column-width="1.588cm"/>
    </style:style>
    <style:style style:name="Tabelle1.C" style:family="table-column">
      <style:table-column-properties style:column-width="2.196cm"/>
    </style:style>
    <style:style style:name="Tabelle1.D" style:family="table-column">
      <style:table-column-properties style:column-width="5.398cm"/>
    </style:style>
    <style:style style:name="Tabelle1.E" style:family="table-column">
      <style:table-column-properties style:column-width="5.424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language="en" fo:country="US" officeooo:rsid="00010159" officeooo:paragraph-rsid="00010159" style:font-size-asian="10.5pt"/>
    </style:style>
    <style:style style:name="P2" style:family="paragraph" style:parent-style-name="Table_20_Contents">
      <style:paragraph-properties fo:text-align="center" style:justify-single-word="false"/>
      <style:text-properties fo:language="en" fo:country="US" officeooo:rsid="00010159" officeooo:paragraph-rsid="0006f937" style:font-size-asian="10.5pt"/>
    </style:style>
    <style:style style:name="P3" style:family="paragraph" style:parent-style-name="Table_20_Contents">
      <style:text-properties fo:language="en" fo:country="US" officeooo:rsid="00010159" officeooo:paragraph-rsid="00010159" style:font-size-asian="10.5pt"/>
    </style:style>
    <style:style style:name="P4" style:family="paragraph" style:parent-style-name="Table_20_Contents">
      <style:paragraph-properties fo:text-align="center" style:justify-single-word="false"/>
      <style:text-properties fo:language="en" fo:country="US" style:font-size-asian="10.5pt"/>
    </style:style>
    <style:style style:name="P5" style:family="paragraph" style:parent-style-name="Table_20_Contents">
      <style:paragraph-properties fo:text-align="center" style:justify-single-word="false"/>
      <style:text-properties fo:language="en" fo:country="US" officeooo:paragraph-rsid="0002ac79" style:font-size-asian="10.5pt"/>
    </style:style>
    <style:style style:name="P6" style:family="paragraph" style:parent-style-name="Table_20_Contents">
      <style:paragraph-properties fo:text-align="center" style:justify-single-word="false"/>
      <style:text-properties fo:language="en" fo:country="US" officeooo:rsid="00011a85" officeooo:paragraph-rsid="00011a85" style:font-size-asian="10.5pt"/>
    </style:style>
    <style:style style:name="P7" style:family="paragraph" style:parent-style-name="Table_20_Contents">
      <style:paragraph-properties fo:text-align="center" style:justify-single-word="false"/>
      <style:text-properties fo:language="en" fo:country="US" officeooo:rsid="00011a85" officeooo:paragraph-rsid="0002ac79" style:font-size-asian="10.5pt"/>
    </style:style>
    <style:style style:name="P8" style:family="paragraph" style:parent-style-name="Table_20_Contents">
      <style:paragraph-properties fo:text-align="end" style:justify-single-word="false"/>
      <style:text-properties fo:language="en" fo:country="US" officeooo:rsid="00011a85" officeooo:paragraph-rsid="0002ac79" style:font-size-asian="10.5pt"/>
    </style:style>
    <style:style style:name="P9" style:family="paragraph" style:parent-style-name="Table_20_Contents">
      <style:paragraph-properties fo:text-align="center" style:justify-single-word="false"/>
      <style:text-properties fo:language="en" fo:country="US" officeooo:rsid="0002ac79" officeooo:paragraph-rsid="0002ac79" style:font-size-asian="10.5pt"/>
    </style:style>
    <style:style style:name="P10" style:family="paragraph" style:parent-style-name="Table_20_Contents">
      <style:paragraph-properties fo:text-align="center" style:justify-single-word="false"/>
      <style:text-properties fo:language="en" fo:country="US" officeooo:rsid="0002ac79" officeooo:paragraph-rsid="0006f937" style:font-size-asian="10.5pt"/>
    </style:style>
    <style:style style:name="P11" style:family="paragraph" style:parent-style-name="Table_20_Contents">
      <style:paragraph-properties fo:text-align="center" style:justify-single-word="false"/>
      <style:text-properties fo:language="en" fo:country="US" officeooo:rsid="0002ac79" officeooo:paragraph-rsid="000909c4" style:font-size-asian="10.5pt"/>
    </style:style>
    <style:style style:name="P12" style:family="paragraph" style:parent-style-name="Table_20_Contents">
      <style:text-properties fo:language="en" fo:country="US" officeooo:rsid="0002ac79" officeooo:paragraph-rsid="0002ac79" style:font-size-asian="10.5pt"/>
    </style:style>
    <style:style style:name="P13" style:family="paragraph" style:parent-style-name="Table_20_Contents">
      <style:text-properties fo:language="en" fo:country="US" officeooo:rsid="000432a7" officeooo:paragraph-rsid="000432a7" style:font-size-asian="10.5pt"/>
    </style:style>
    <style:style style:name="P14" style:family="paragraph" style:parent-style-name="Table_20_Contents">
      <style:paragraph-properties fo:text-align="center" style:justify-single-word="false"/>
      <style:text-properties fo:language="en" fo:country="US" officeooo:rsid="000432a7" officeooo:paragraph-rsid="000909c4" style:font-size-asian="10.5pt"/>
    </style:style>
    <style:style style:name="P15" style:family="paragraph" style:parent-style-name="Table_20_Contents">
      <style:paragraph-properties fo:text-align="center" style:justify-single-word="false"/>
      <style:text-properties fo:language="en" fo:country="US" officeooo:rsid="0006f937" officeooo:paragraph-rsid="0006f937"/>
    </style:style>
    <style:style style:name="P16" style:family="paragraph" style:parent-style-name="Table_20_Contents">
      <style:paragraph-properties fo:text-align="start" style:justify-single-word="false"/>
      <style:text-properties fo:language="en" fo:country="US" officeooo:rsid="0006f937" officeooo:paragraph-rsid="0006f937"/>
    </style:style>
    <style:style style:name="P17" style:family="paragraph" style:parent-style-name="Table_20_Contents">
      <style:paragraph-properties fo:text-align="end" style:justify-single-word="false"/>
      <style:text-properties fo:language="en" fo:country="US" officeooo:rsid="0006f937" officeooo:paragraph-rsid="0006f937"/>
    </style:style>
    <style:style style:name="P18" style:family="paragraph" style:parent-style-name="Table_20_Contents">
      <style:paragraph-properties fo:text-align="center" style:justify-single-word="false"/>
      <style:text-properties fo:language="en" fo:country="US" officeooo:paragraph-rsid="00089ca4"/>
    </style:style>
    <style:style style:name="P19" style:family="paragraph" style:parent-style-name="Table_20_Contents">
      <style:paragraph-properties fo:text-align="center" style:justify-single-word="false"/>
      <style:text-properties fo:language="en" fo:country="US" officeooo:rsid="00089ca4" officeooo:paragraph-rsid="00089ca4"/>
    </style:style>
    <style:style style:name="P20" style:family="paragraph" style:parent-style-name="Table_20_Contents">
      <style:paragraph-properties fo:text-align="start" style:justify-single-word="false"/>
      <style:text-properties fo:language="en" fo:country="US" officeooo:rsid="00089ca4" officeooo:paragraph-rsid="00089ca4"/>
    </style:style>
    <style:style style:name="P21" style:family="paragraph" style:parent-style-name="Table_20_Contents">
      <style:paragraph-properties fo:text-align="start" style:justify-single-word="false"/>
      <style:text-properties fo:language="en" fo:country="US" officeooo:rsid="00089ca4" officeooo:paragraph-rsid="000909c4"/>
    </style:style>
    <style:style style:name="P22" style:family="paragraph" style:parent-style-name="Table_20_Contents">
      <style:paragraph-properties fo:text-align="end" style:justify-single-word="false"/>
      <style:text-properties fo:language="en" fo:country="US" officeooo:rsid="0008cb72" officeooo:paragraph-rsid="0008cb72"/>
    </style:style>
    <style:style style:name="P23" style:family="paragraph" style:parent-style-name="Table_20_Contents">
      <style:paragraph-properties fo:text-align="center" style:justify-single-word="false"/>
      <style:text-properties fo:language="en" fo:country="US" officeooo:rsid="000909c4" officeooo:paragraph-rsid="000909c4"/>
    </style:style>
    <style:style style:name="P24" style:family="paragraph" style:parent-style-name="Table_20_Contents">
      <style:paragraph-properties fo:text-align="start" style:justify-single-word="false"/>
      <style:text-properties fo:language="en" fo:country="US" officeooo:rsid="000909c4" officeooo:paragraph-rsid="000909c4"/>
    </style:style>
    <style:style style:name="P25" style:family="paragraph" style:parent-style-name="Table_20_Contents">
      <style:paragraph-properties fo:text-align="end" style:justify-single-word="false"/>
      <style:text-properties fo:language="en" fo:country="US" officeooo:rsid="0009df66" officeooo:paragraph-rsid="0009df66"/>
    </style:style>
    <style:style style:name="P26" style:family="paragraph" style:parent-style-name="Table_20_Contents">
      <style:paragraph-properties fo:text-align="end" style:justify-single-word="false"/>
      <style:text-properties officeooo:paragraph-rsid="0008cb72"/>
    </style:style>
    <style:style style:name="P27" style:family="paragraph" style:parent-style-name="Table_20_Contents">
      <style:paragraph-properties fo:text-align="center" style:justify-single-word="false"/>
      <style:text-properties fo:language="en" fo:country="US" officeooo:rsid="00011a85" officeooo:paragraph-rsid="000bc8cb" style:font-size-asian="10.5pt"/>
    </style:style>
    <style:style style:name="T1" style:family="text">
      <style:text-properties officeooo:rsid="00010159"/>
    </style:style>
    <style:style style:name="T2" style:family="text">
      <style:text-properties officeooo:rsid="0002ac79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8cb72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0909c4"/>
    </style:style>
    <style:style style:name="T7" style:family="text">
      <style:text-properties officeooo:rsid="0009fe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Input" table:style-name="Input">
        <table:table-column table:style-name="Input.A"/>
        <table:table-column table:style-name="Input.B"/>
        <table:table-column table:style-name="Input.C"/>
        <table:table-column table:style-name="Input.D"/>
        <table:table-column table:style-name="Input.E"/>
        <table:table-row>
          <table:table-cell table:style-name="Input.A1" table:number-rows-spanned="2" office:value-type="string">
            <text:p text:style-name="P1">Resource </text:p>
          </table:table-cell>
          <table:table-cell table:style-name="Input.B1" table:number-columns-spanned="4" office:value-type="string">
            <text:p text:style-name="P1">Input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Input.B2" office:value-type="string">
            <text:p text:style-name="P1">Method</text:p>
          </table:table-cell>
          <table:table-cell table:style-name="Input.B2" office:value-type="string">
            <text:p text:style-name="P1">URL</text:p>
          </table:table-cell>
          <table:table-cell table:style-name="Input.B2" office:value-type="string">
            <text:p text:style-name="P1">Keyword</text:p>
          </table:table-cell>
          <table:table-cell table:style-name="Input.E2" office:value-type="string">
            <text:p text:style-name="P9">Example</text:p>
          </table:table-cell>
        </table:table-row>
        <table:table-row>
          <table:table-cell table:style-name="Input.B2" table:number-rows-spanned="2" office:value-type="string">
            <text:p text:style-name="P3">Pictures</text:p>
          </table:table-cell>
          <table:table-cell table:style-name="Input.B2" table:number-rows-spanned="2" office:value-type="string">
            <text:p text:style-name="P1">GET</text:p>
          </table:table-cell>
          <table:table-cell table:style-name="Input.B2" table:number-rows-spanned="2" office:value-type="string">
            <text:p text:style-name="P4">/<text:span text:style-name="T1">api/pictures</text:span></text:p>
          </table:table-cell>
          <table:table-cell table:style-name="Input.B2" office:value-type="string">
            <text:p text:style-name="P6">subject </text:p>
          </table:table-cell>
          <table:table-cell table:style-name="Input.E2" table:number-rows-spanned="2" office:value-type="string">
            <text:p text:style-name="P8">/<text:span text:style-name="T2">api/pictures?subject=mariah carey</text:span></text:p>
          </table:table-cell>
        </table:table-row>
        <table:table-row>
          <table:covered-table-cell/>
          <table:covered-table-cell/>
          <table:covered-table-cell/>
          <table:table-cell table:style-name="Input.B2" office:value-type="string">
            <text:p text:style-name="P27">rdf_<text:span text:style-name="T7">endpoint</text:span></text:p>
          </table:table-cell>
          <table:covered-table-cell/>
        </table:table-row>
        <table:table-row>
          <table:table-cell table:style-name="Input.B2" table:number-rows-spanned="2" office:value-type="string">
            <text:p text:style-name="P12">Subject text</text:p>
          </table:table-cell>
          <table:table-cell table:style-name="Input.B2" table:number-rows-spanned="2" office:value-type="string">
            <text:p text:style-name="P9">GET</text:p>
          </table:table-cell>
          <table:table-cell table:style-name="Input.B2" table:number-rows-spanned="2" office:value-type="string">
            <text:p text:style-name="P4">/<text:span text:style-name="T2">api/subject_text</text:span></text:p>
          </table:table-cell>
          <table:table-cell table:style-name="Input.B2" office:value-type="string">
            <text:p text:style-name="P7">subject</text:p>
          </table:table-cell>
          <table:table-cell table:style-name="Input.E2" table:number-rows-spanned="2" office:value-type="string">
            <text:p text:style-name="P8">/<text:span text:style-name="T2">api/subject_text?subject=mariah carey</text:span></text:p>
          </table:table-cell>
        </table:table-row>
        <table:table-row>
          <table:covered-table-cell/>
          <table:covered-table-cell/>
          <table:covered-table-cell/>
          <table:table-cell table:style-name="Input.B2" office:value-type="string">
            <text:p text:style-name="P27">rdf_<text:span text:style-name="T7">endpoint</text:span></text:p>
          </table:table-cell>
          <table:covered-table-cell/>
        </table:table-row>
        <table:table-row>
          <table:table-cell table:style-name="Input.B2" table:number-rows-spanned="2" office:value-type="string">
            <text:p text:style-name="P12">Geo dataset</text:p>
          </table:table-cell>
          <table:table-cell table:style-name="Input.B2" table:number-rows-spanned="2" office:value-type="string">
            <text:p text:style-name="P9">GET</text:p>
          </table:table-cell>
          <table:table-cell table:style-name="Input.B2" table:number-rows-spanned="2" office:value-type="string">
            <text:p text:style-name="P5">/<text:span text:style-name="T2">api/geo_datas</text:span></text:p>
          </table:table-cell>
          <table:table-cell table:style-name="Input.B2" office:value-type="string">
            <text:p text:style-name="P6">subject </text:p>
          </table:table-cell>
          <table:table-cell table:style-name="Input.E2" table:number-rows-spanned="2" office:value-type="string">
            <text:p text:style-name="P8">/<text:span text:style-name="T2">api/geo_datas?subject=mariah carey</text:span></text:p>
          </table:table-cell>
        </table:table-row>
        <table:table-row>
          <table:covered-table-cell/>
          <table:covered-table-cell/>
          <table:covered-table-cell/>
          <table:table-cell table:style-name="Input.B2" office:value-type="string">
            <text:p text:style-name="P6">rdf_<text:span text:style-name="T7">endpoint</text:span></text:p>
          </table:table-cell>
          <table:covered-table-cell/>
        </table:table-row>
        <table:table-row>
          <table:table-cell table:style-name="Input.B2" table:number-rows-spanned="2" office:value-type="string">
            <text:p text:style-name="P12">RDF links </text:p>
          </table:table-cell>
          <table:table-cell table:style-name="Input.B2" table:number-rows-spanned="2" office:value-type="string">
            <text:p text:style-name="P9">GET</text:p>
          </table:table-cell>
          <table:table-cell table:style-name="Input.B2" table:number-rows-spanned="2" office:value-type="string">
            <text:p text:style-name="P5">/<text:span text:style-name="T2">api/rdf_links</text:span></text:p>
          </table:table-cell>
          <table:table-cell table:style-name="Input.B2" office:value-type="string">
            <text:p text:style-name="P6">subject </text:p>
          </table:table-cell>
          <table:table-cell table:style-name="Input.E2" table:number-rows-spanned="2" office:value-type="string">
            <text:p text:style-name="P8">/<text:span text:style-name="T2">api/rdf_links?subject=mariah carey</text:span></text:p>
          </table:table-cell>
        </table:table-row>
        <table:table-row>
          <table:covered-table-cell/>
          <table:covered-table-cell/>
          <table:covered-table-cell/>
          <table:table-cell table:style-name="Input.B2" office:value-type="string">
            <text:p text:style-name="P27">rdf_<text:span text:style-name="T7">endpoint</text:span></text:p>
          </table:table-cell>
          <table:covered-table-cell/>
        </table:table-row>
        <table:table-row>
          <table:table-cell table:style-name="Input.B2" table:number-rows-spanned="2" office:value-type="string">
            <text:p text:style-name="P13">Videos </text:p>
          </table:table-cell>
          <table:table-cell table:style-name="Input.B2" table:number-rows-spanned="2" office:value-type="string">
            <text:p text:style-name="P9">GET</text:p>
          </table:table-cell>
          <table:table-cell table:style-name="Input.B2" table:number-rows-spanned="2" office:value-type="string">
            <text:p text:style-name="P5">/<text:span text:style-name="T2">api/videos</text:span></text:p>
          </table:table-cell>
          <table:table-cell table:style-name="Input.B2" office:value-type="string">
            <text:p text:style-name="P6">subject </text:p>
          </table:table-cell>
          <table:table-cell table:style-name="Input.E2" table:number-rows-spanned="2" office:value-type="string">
            <text:p text:style-name="P8">/<text:span text:style-name="T2">api/videos?subject=mariah carey</text:span></text:p>
          </table:table-cell>
        </table:table-row>
        <table:table-row>
          <table:covered-table-cell/>
          <table:covered-table-cell/>
          <table:covered-table-cell/>
          <table:table-cell table:style-name="Input.B2" office:value-type="string">
            <text:p text:style-name="P27">rdf_<text:span text:style-name="T7">endpoint</text:span></text:p>
          </table:table-cell>
          <table:covered-table-cell/>
        </table:table-row>
      </table:table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table:number-rows-spanned="3" office:value-type="string">
            <text:p text:style-name="P15">Resource</text:p>
          </table:table-cell>
          <table:table-cell table:style-name="Tabelle1.B1" table:number-columns-spanned="4" office:value-type="string">
            <text:p text:style-name="P15">Output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elle1.B2" table:number-rows-spanned="2" office:value-type="string">
            <text:p text:style-name="P15">Format </text:p>
          </table:table-cell>
          <table:table-cell table:style-name="Tabelle1.B2" table:number-columns-spanned="2" office:value-type="string">
            <text:p text:style-name="P15">Keywords</text:p>
          </table:table-cell>
          <table:covered-table-cell/>
          <table:table-cell table:style-name="Tabelle1.E2" table:number-rows-spanned="2" office:value-type="string">
            <text:p text:style-name="P15">Example</text:p>
          </table:table-cell>
        </table:table-row>
        <table:table-row>
          <table:covered-table-cell/>
          <table:covered-table-cell/>
          <table:table-cell table:style-name="Tabelle1.B2" office:value-type="string">
            <text:p text:style-name="P15">Name</text:p>
          </table:table-cell>
          <table:table-cell table:style-name="Tabelle1.B2" office:value-type="string">
            <text:p text:style-name="P15">Description/Value</text:p>
          </table:table-cell>
          <table:covered-table-cell/>
        </table:table-row>
        <table:table-row>
          <table:table-cell table:style-name="Tabelle1.B2" office:value-type="string">
            <text:p text:style-name="P2">Pictures</text:p>
          </table:table-cell>
          <table:table-cell table:style-name="Tabelle1.B2" office:value-type="string">
            <text:p text:style-name="P15">JSON</text:p>
          </table:table-cell>
          <table:table-cell table:style-name="Tabelle1.B2" office:value-type="string">
            <text:p text:style-name="P15">urls</text:p>
          </table:table-cell>
          <table:table-cell table:style-name="Tabelle1.B2" office:value-type="string">
            <text:p text:style-name="P16">Contain the url's from pictures</text:p>
          </table:table-cell>
          <table:table-cell table:style-name="Tabelle1.E2" office:value-type="string">
            <text:p text:style-name="P17">{“urls”:[“url1”,”url2,....]}</text:p>
          </table:table-cell>
        </table:table-row>
        <table:table-row>
          <table:table-cell table:style-name="Tabelle1.B2" office:value-type="string">
            <text:p text:style-name="P10">Subject text</text:p>
          </table:table-cell>
          <table:table-cell table:style-name="Tabelle1.B2" office:value-type="string">
            <text:p text:style-name="P15">JSON</text:p>
          </table:table-cell>
          <table:table-cell table:style-name="Tabelle1.B2" office:value-type="string">
            <text:p text:style-name="P15">text</text:p>
          </table:table-cell>
          <table:table-cell table:style-name="Tabelle1.B2" office:value-type="string">
            <text:p text:style-name="P16">Contain the text from the subject in natural language </text:p>
          </table:table-cell>
          <table:table-cell table:style-name="Tabelle1.E2" office:value-type="string">
            <text:p text:style-name="P17">{“test”:”....”}</text:p>
          </table:table-cell>
        </table:table-row>
        <table:table-row>
          <table:table-cell table:style-name="Tabelle1.B2" table:number-rows-spanned="5" office:value-type="string">
            <text:p text:style-name="P10">Geo dataset</text:p>
          </table:table-cell>
          <table:table-cell table:style-name="Tabelle1.B2" table:number-rows-spanned="5" office:value-type="string">
            <text:p text:style-name="P15">JSON</text:p>
          </table:table-cell>
          <table:table-cell table:style-name="Tabelle1.B2" office:value-type="string">
            <text:p text:style-name="P19">geo_dataset</text:p>
          </table:table-cell>
          <table:table-cell table:style-name="Tabelle1.B2" office:value-type="string">
            <text:p text:style-name="P20">List of geo dataset <text:s/></text:p>
          </table:table-cell>
          <table:table-cell table:style-name="Tabelle1.E2" table:number-rows-spanned="5" office:value-type="string">
            <text:p text:style-name="P22">{“geo_dataset”:[{</text:p>
            <text:p text:style-name="P26"><text:span text:style-name="T4">“longitude”:</text:span><text:bookmark text:name="latlngspan"/>51.339695,</text:p>
            <text:p text:style-name="P26"><text:span text:style-name="T3">“latitude”:</text:span><text:span text:style-name="T4">12.373075,</text:span></text:p>
            <text:p text:style-name="P22">“description”:”Leipzig”,</text:p>
            <text:p text:style-name="P22">“subject”:url}</text:p>
            <text:p text:style-name="P22">]}</text:p>
            <text:p text:style-name="P22"/>
          </table:table-cell>
        </table:table-row>
        <table:table-row>
          <table:covered-table-cell/>
          <table:covered-table-cell/>
          <table:table-cell table:style-name="Tabelle1.B2" office:value-type="string">
            <text:p text:style-name="P18"><text:span text:style-name="Emphasis"><text:span text:style-name="T5">longitude</text:span></text:span></text:p>
          </table:table-cell>
          <table:table-cell table:style-name="Tabelle1.B2" office:value-type="string">
            <text:p text:style-name="P20">Contain longitude <text:s/>coordinate</text:p>
          </table:table-cell>
          <table:covered-table-cell/>
        </table:table-row>
        <table:table-row>
          <table:covered-table-cell/>
          <table:covered-table-cell/>
          <table:table-cell table:style-name="Tabelle1.B2" office:value-type="string">
            <text:p text:style-name="P18">latitude</text:p>
          </table:table-cell>
          <table:table-cell table:style-name="Tabelle1.B2" office:value-type="string">
            <text:p text:style-name="P20">Contain latitude coordinate </text:p>
          </table:table-cell>
          <table:covered-table-cell/>
        </table:table-row>
        <table:table-row>
          <table:covered-table-cell/>
          <table:covered-table-cell/>
          <table:table-cell table:style-name="Tabelle1.B2" office:value-type="string">
            <text:p text:style-name="P19">description</text:p>
          </table:table-cell>
          <table:table-cell table:style-name="Tabelle1.B2" office:value-type="string">
            <text:p text:style-name="P20">Description of this place </text:p>
          </table:table-cell>
          <table:covered-table-cell/>
        </table:table-row>
        <table:table-row>
          <table:covered-table-cell/>
          <table:covered-table-cell/>
          <table:table-cell table:style-name="Tabelle1.B2" office:value-type="string">
            <text:p text:style-name="P19">subject</text:p>
          </table:table-cell>
          <table:table-cell table:style-name="Tabelle1.B2" office:value-type="string">
            <text:p text:style-name="P20">RDF subject of this place</text:p>
          </table:table-cell>
          <table:covered-table-cell/>
        </table:table-row>
        <table:table-row>
          <table:table-cell table:style-name="Tabelle1.B2" table:number-rows-spanned="3" office:value-type="string">
            <text:p text:style-name="P11">RDF links </text:p>
          </table:table-cell>
          <table:table-cell table:style-name="Tabelle1.B2" table:number-rows-spanned="3" office:value-type="string">
            <text:p text:style-name="P15">JSON</text:p>
          </table:table-cell>
          <table:table-cell table:style-name="Tabelle1.B2" office:value-type="string">
            <text:p text:style-name="P23">links</text:p>
          </table:table-cell>
          <table:table-cell table:style-name="Tabelle1.B2" office:value-type="string">
            <text:p text:style-name="P24">Set of links </text:p>
          </table:table-cell>
          <table:table-cell table:style-name="Tabelle1.E2" table:number-rows-spanned="3" office:value-type="string">
            <text:p text:style-name="P25">{“links”:[{</text:p>
            <text:p text:style-name="P25">“subject”:url,</text:p>
            <text:p text:style-name="P25">“description”:”Leipzig”</text:p>
            <text:p text:style-name="P25">}]}</text:p>
          </table:table-cell>
        </table:table-row>
        <table:table-row>
          <table:covered-table-cell/>
          <table:covered-table-cell/>
          <table:table-cell table:style-name="Tabelle1.B2" office:value-type="string">
            <text:p text:style-name="P23">description</text:p>
          </table:table-cell>
          <table:table-cell table:style-name="Tabelle1.B2" office:value-type="string">
            <text:p text:style-name="P24">Description of this subject</text:p>
          </table:table-cell>
          <table:covered-table-cell/>
        </table:table-row>
        <table:table-row>
          <table:covered-table-cell/>
          <table:covered-table-cell/>
          <table:table-cell table:style-name="Tabelle1.B2" office:value-type="string">
            <text:p text:style-name="P23">subject</text:p>
          </table:table-cell>
          <table:table-cell table:style-name="Tabelle1.B2" office:value-type="string">
            <text:p text:style-name="P21">RDF subject</text:p>
          </table:table-cell>
          <table:covered-table-cell/>
        </table:table-row>
        <table:table-row>
          <table:table-cell table:style-name="Tabelle1.B2" office:value-type="string">
            <text:p text:style-name="P14">Videos </text:p>
          </table:table-cell>
          <table:table-cell table:style-name="Tabelle1.B2" office:value-type="string">
            <text:p text:style-name="P15">JSON</text:p>
          </table:table-cell>
          <table:table-cell table:style-name="Tabelle1.B2" office:value-type="string">
            <text:p text:style-name="P15">urls</text:p>
          </table:table-cell>
          <table:table-cell table:style-name="Tabelle1.B2" office:value-type="string">
            <text:p text:style-name="P16">Contain the url's from <text:span text:style-name="T6">videos</text:span></text:p>
          </table:table-cell>
          <table:table-cell table:style-name="Tabelle1.E2" office:value-type="string">
            <text:p text:style-name="P17">{“urls”:[“url1”,”url2,....]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5:56:48.405498852</meta:creation-date>
    <dc:date>2015-05-06T14:08:48.284084759</dc:date>
    <meta:editing-duration>PT58M41S</meta:editing-duration>
    <meta:editing-cycles>9</meta:editing-cycles>
    <meta:generator>LibreOffice/4.2.8.2$Linux_X86_64 LibreOffice_project/420m0$Build-2</meta:generator>
    <meta:document-statistic meta:table-count="2" meta:image-count="0" meta:object-count="0" meta:page-count="1" meta:paragraph-count="88" meta:word-count="135" meta:character-count="1164" meta:non-whitespace-character-count="1100"/>
  </office:meta>
</office:document-meta>
</file>